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courrier">
        <text:p text:style-name="P2"><text:span text:style-name="T1"><office:annotation><dc:creator>sge</dc:creator><dc:date>2017-01-31T14:05:31</dc:date><text:p text:style-name="P3">do section- for mailed_data in mailing_list</text:p><text:p text:style-name="P3">with new_c=view.mailed_context(mailed_data)</text:p></office:annotation></text:span><office:annotation><dc:creator>sge</dc:creator><dc:date>2017-01-31T15:03:23</dc:date><text:p text:style-name="P3">do text</text:p><text:p text:style-name="P3">from pod(content=mailed_doc.file.data,context=new_c,format='odt',pageBreakAfter=(not loop.mailed_data.last and 'duplex'), managePageStyles=1, resolveFields='PageCount')</text:p></office:annotation></text:p>
      </text:section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8-02-21T11:27:35.530426282</dc:date>
    <dc:creator>sge</dc:creator>
    <meta:editing-duration>PT5H7M5S</meta:editing-duration>
    <meta:editing-cycles>49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